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Reference Sans Serif" svg:font-family="'MS Reference Sans Serif'" style:font-family-generic="swiss" style:font-pitch="variable"/>
    <style:font-face style:name="MS Reference Sans Serif1" svg:font-family="'MS Reference Sans Serif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2in"/>
    </style:style>
    <style:style style:name="P2" style:family="paragraph" style:parent-style-name="Standard">
      <style:paragraph-properties style:line-height-at-least="0.2in"/>
      <style:text-properties style:font-name="MS Reference Sans Serif" fo:font-size="10.5pt" style:font-size-asian="10.5pt" style:font-size-complex="10.5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S Reference Sans Serif"/>
    </style:style>
    <style:style style:name="T3" style:family="text">
      <style:text-properties style:font-name="MS Reference Sans Serif" fo:font-size="11pt" style:font-size-asian="11pt" style:font-size-complex="11pt"/>
    </style:style>
    <style:style style:name="T4" style:family="text">
      <style:text-properties style:font-name="MS Reference Sans Serif"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MS Reference Sans Serif" fo:font-weight="bold" style:font-weight-asian="bold" style:font-weight-complex="bold"/>
    </style:style>
    <style:style style:name="T6" style:family="text">
      <style:text-properties style:font-name="MS Reference Sans Serif" fo:font-size="10.5pt" style:font-size-asian="10.5pt" style:font-size-complex="10.5pt"/>
    </style:style>
    <style:style style:name="T7" style:family="text">
      <style:text-properties style:font-name="MS Reference Sans Serif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font-size="10.5pt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code-allClassList"><text:span text:style-name="T6">allClassList</text:span></text:span><text:span text:style-name="T6">: [], <text:s text:c="10"/>// Continuously repopulated with progressive data retrieval (per above).</text:span></text:p>
      <text:p text:style-name="P1"><text:span text:style-name="code-visibleClasses"><text:span text:style-name="T6">visibleClasses</text:span></text:span><text:span text:style-name="T6">: {}, <text:s text:c="8"/>// Active Classes: ID's with specific class data to be displayed.</text:span></text:p>
      <text:p text:style-name="P1"><text:span text:style-name="code-visibleClassSet"><text:span text:style-name="T6">visibleClassSet</text:span></text:span><text:span text:style-name="T6">: new Set(), // Class IDs (unique); Used to loop and match to `</text:span><text:span text:style-name="code-visibleClasses"><text:span text:style-name="T6">visibleClasses</text:span></text:span><text:span text:style-name="T6">` object.</text:span></text:p>
      <text:p text:style-name="code-line-number">// [200]</text:p>
      <text:p text:style-name="P3"><text:s text:c="2"/>app.<text:span text:style-name="T1">getClassList </text:span>= function() {</text:p>
      <text:p text:style-name="P3"><text:s text:c="4"/>app.storage.getList().then( tmpClassList =&gt; {</text:p>
      <text:p text:style-name="P2"><text:s text:c="6"/>if (tmpClassList.length &gt; 0) {</text:p>
      <text:p text:style-name="P1"><text:span text:style-name="T6"><text:s text:c="8"/>app.</text:span><text:span text:style-name="code-allClassList"><text:span text:style-name="T6">allClassList</text:span></text:span><text:span text:style-name="T6"> = tmpClassList; <text:s text:c="5"/>// Array: Empty or populated with vendor objects (classes).</text:span></text:p>
      <text:p text:style-name="P2"><text:s text:c="6"/>fetchClassList(url).then( data =&gt; {</text:p>
      <text:p text:style-name="P2"><text:s text:c="8"/>if (ourJson.classList) {</text:p>
      <text:p text:style-name="P1"><text:span text:style-name="T6"><text:s text:c="10"/>if (app.</text:span><text:span text:style-name="code-visibleClassSet"><text:span text:style-name="T6">visibleClassSet</text:span></text:span><text:span text:style-name="T6">.size &gt; 0) {</text:span></text:p>
      <text:p text:style-name="P2"><text:s text:c="12"/>app.updateLocalDB(ourJson.classList); // <text:span text:style-name="T1">Replace entire local DB</text:span> with new data (&gt;= empty).</text:p>
      <text:p text:style-name="P2"><text:s text:c="10"/>if (ourJson.classList.length &gt; 0) {</text:p>
      <text:p text:style-name="P1"><text:span text:style-name="T6"><text:s text:c="12"/>app.</text:span><text:span text:style-name="code-allClassList"><text:span text:style-name="T6">allClassList</text:span></text:span><text:span text:style-name="T6"> = ourJson.classList;</text:span></text:p>
      <text:p text:style-name="P2"><text:s text:c="12"/>app.updatedAllClassList('Fetched');</text:p>
      <text:p text:style-name="code-line-number">// [307]</text:p>
      <text:p text:style-name="P2"><text:s text:c="2"/>app.<text:span text:style-name="T1">updatedAllClassList </text:span>= function(msg = '') {</text:p>
      <text:p text:style-name="P1"><text:span text:style-name="T6"><text:s text:c="4"/>if (app.</text:span><text:span text:style-name="code-allClassList"><text:span text:style-name="T6">allClassList</text:span></text:span><text:span text:style-name="T6">.length &gt; 0) {</text:span></text:p>
      <text:p text:style-name="P1"><text:span text:style-name="T6"><text:s text:c="6"/>app.</text:span><text:span text:style-name="code-visibleClassSet"><text:span text:style-name="T6">visibleClassSet</text:span></text:span><text:span text:style-name="T6">.clear(); <text:s text:c="5"/>// </text:span><text:span text:style-name="T7">Clear the data</text:span></text:p>
      <text:p text:style-name="P1"><text:span text:style-name="T6"><text:s text:c="6"/>app.</text:span><text:span text:style-name="code-allClassList"><text:span text:style-name="T6">allClassList</text:span></text:span><text:span text:style-name="T6">.forEach( classObj =&gt; {</text:span></text:p>
      <text:p text:style-name="P1"><text:span text:style-name="T6"><text:s text:c="8"/>if (classObj.active) { <text:s text:c="24"/>// </text:span><text:span text:style-name="T7">No non-active classes</text:span><text:span text:style-name="T6"> allowed inside `</text:span><text:span text:style-name="code-visibleClassSet"><text:span text:style-name="T6">visibleClassSet</text:span></text:span><text:span text:style-name="T6">`.</text:span></text:p>
      <text:p text:style-name="P1"><text:span text:style-name="T6"><text:s text:c="10"/>app.</text:span><text:span text:style-name="code-visibleClassSet"><text:span text:style-name="T6">visibleClassSet</text:span></text:span><text:span text:style-name="T6">.add(classObj.id); <text:s text:c="8"/>// Update Set with IDs</text:span></text:p>
      <text:p text:style-name="P2"><text:s text:c="10"/>const trimmedObj = app.getNewObj(classObj);</text:p>
      <text:p text:style-name="P1"><text:span text:style-name="T6"><text:s text:c="10"/>app.</text:span><text:span text:style-name="code-visibleClasses"><text:span text:style-name="T6">visibleClasses</text:span></text:span><text:span text:style-name="T6">[classObj.id] = trimmedObj; // Update </text:span><text:span text:style-name="code-visibleClasses"><text:span text:style-name="T6">visibleClasses</text:span></text:span><text:span text:style-name="T6"> object (actives)</text:span></text:p>
      <text:p text:style-name="P1"><text:span text:style-name="T6"><text:s text:c="6"/>if (app.</text:span><text:span text:style-name="code-visibleClassSet"><text:span text:style-name="T6">visibleClassSet</text:span></text:span><text:span text:style-name="T6">.size &gt; 0) {</text:span></text:p>
      <text:p text:style-name="P2"><text:s text:c="8"/>app.listClasses();</text:p>
      <text:p text:style-name="code-line-number">// [334]</text:p>
      <text:p text:style-name="P2"><text:s text:c="2"/>app.<text:span text:style-name="T1">listClasses </text:span>= function() {</text:p>
      <text:p text:style-name="P2"><text:s text:c="4"/>if (app.container.childElementCount &gt; 0) {</text:p>
      <text:p text:style-name="P2"><text:s text:c="6"/>app.container.childNodes.forEach( (childNode, idx) =&gt; {</text:p>
      <text:p text:style-name="P2"><text:s text:c="8"/>if (childNode.nodeType === childNode.ELEMENT_NODE) {</text:p>
      <text:p text:style-name="P1"><text:span text:style-name="T6"><text:s text:c="10"/>if (!app.</text:span><text:span text:style-name="code-visibleClassSet"><text:span text:style-name="T6">visibleClassSet</text:span></text:span><text:span text:style-name="T6">.has(childNode.id)) {</text:span></text:p>
      <text:p text:style-name="P1"><text:span text:style-name="T6"><text:s text:c="4"/>app.</text:span><text:span text:style-name="code-visibleClassSet"><text:span text:style-name="T6">visibleClassSet</text:span></text:span><text:span text:style-name="T6">.forEach( classId =&gt; {</text:span></text:p>
      <text:p text:style-name="P2"><text:s text:c="6"/>if (!updatedItems.includes(classId)) {</text:p>
      <text:p text:style-name="P2"><text:s text:c="8"/>app.listCourse(classId); <text:s text:c="25"/>// ADD (class not in list; hasn't been replaced.)</text:p>
      <text:p text:style-name="P2"><text:s text:c="4"/>app.setAllCardsUI();</text:p>
      <text:p text:style-name="code-line-number">// [502]</text:p>
      <text:p text:style-name="P2"><text:s text:c="2"/>app.<text:span text:style-name="T1">getClassCard </text:span>= function(cid, existing = false) {</text:p>
      <text:p text:style-name="P2"><text:s text:c="4"/>let classWrapper = app.cardTemplate.cloneNode(true),</text:p>
      <text:p text:style-name="P1"><text:span text:style-name="T6"><text:s text:c="4"/>const courseVendorName = app.</text:span><text:span text:style-name="code-visibleClasses"><text:span text:style-name="T6">visibleClasses</text:span></text:span><text:span text:style-name="T6">[cid].courseVendorName,</text:span></text:p>
      <text:p text:style-name="P2"><text:s text:c="4"/>classWrapper.querySelector('.c-courseVendorName').textContent = courseVendorName;</text:p>
      <text:p text:style-name="code-line-number">// [584]</text:p>
      <text:p text:style-name="P2"><text:s text:c="2"/>app.<text:span text:style-name="T1">listCourse </text:span>= function(classId, existingChild = null) {</text:p>
      <text:p text:style-name="P2"><text:s text:c="4"/>if (existingChild) { <text:s/>// REPLACE</text:p>
      <text:p text:style-name="P1"><text:span text:style-name="T6"><text:s text:c="6"/>if (storedClassProgress !== app.</text:span><text:span text:style-name="code-visibleClasses"><text:span text:style-name="T6">visibleClasses</text:span></text:span><text:span text:style-name="T6">[classId].courseProgress) {</text:span></text:p>
      <text:p text:style-name="P2"><text:s text:c="8"/>existingChild.parentNode.replaceChild(app.getClassCard(classId, true), existingChild);</text:p>
      <text:p text:style-name="P2"><text:s text:c="4"/>} else { <text:s text:c="13"/>// AD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Reference Sans Serif" svg:font-family="'MS Reference Sans Serif'" style:font-family-generic="swiss" style:font-pitch="variable"/>
    <style:font-face style:name="MS Reference Sans Serif1" svg:font-family="'MS Reference Sans Serif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2in"/>
      <style:text-properties style:font-name="MS Reference Sans Serif1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de-line-number" style:family="paragraph" style:parent-style-name="Heading_20_9" style:default-outline-level="" style:list-style-name="" style:class="text">
      <style:paragraph-properties fo:margin-left="0in" fo:margin-right="0in" fo:margin-top="0.1in" fo:margin-bottom="0.0201in" fo:text-indent="0in" style:auto-text-indent="false" fo:padding="0in" fo:border-left="none" fo:border-right="none" fo:border-top="none" fo:border-bottom="0.0071in solid #000000" style:shadow="none"/>
    </style:style>
    <style:style style:name="code-allClassList" style:family="text">
      <style:text-properties fo:color="#ff0000" fo:font-weight="bold" fo:background-color="#ffff00" style:font-weight-asian="bold" style:font-weight-complex="bold"/>
    </style:style>
    <style:style style:name="code-visibleClasses" style:family="text">
      <style:text-properties fo:color="#009900" fo:font-weight="bold" fo:background-color="#ccff00" style:font-weight-asian="bold" style:font-weight-complex="bold"/>
    </style:style>
    <style:style style:name="code-visibleClassSet" style:family="text">
      <style:text-properties fo:color="#6600ff" fo:font-weight="bold" fo:background-color="#ff99ff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299in" fo:margin-bottom="0.3299in" fo:margin-left="0.3299in" fo:margin-right="0.3299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th D Commiskey</meta:initial-creator>
    <meta:creation-date>2018-06-15T23:49:47.97</meta:creation-date>
    <dc:date>2018-06-16T00:13:58.05</dc:date>
    <dc:creator>Keith D Commiskey</dc:creator>
    <meta:editing-duration>PT8M4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47" meta:word-count="243" meta:character-count="2554"/>
  </office:meta>
</office:document-meta>
</file>